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703cm" fo:min-width="4.83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941cm" fo:min-width="5.342cm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925cm" fo:min-width="5.21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4.957cm" fo:min-width="4.19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1.5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29cm" fo:min-width="2.802cm"/>
    </style:style>
    <style:style style:name="gr12" style:family="graphic" style:parent-style-name="objectwithoutfill">
      <style:graphic-properties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42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334cm" svg:height="4.953cm" svg:x="4.048cm" svg:y="3.794cm">
          <text:p text:style-name="P1"><text:span text:style-name="T1">segment</text:span></text:p>
          <text:p text:style-name="P2"><text:span text:style-name="T2">station_id</text:span></text:p>
          <text:p text:style-name="P2"><text:span text:style-name="T2">start_time</text:span></text:p>
          <text:p text:style-name="P2"><text:span text:style-name="T2">end_time</text:span></text:p>
          <text:p text:style-name="P2"><text:span text:style-name="T2">content_q_i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4.191cm" svg:x="12.303cm" svg:y="4.048cm">
          <text:p text:style-name="P1"><text:span text:style-name="T1">content_queue</text:span></text:p>
          <text:p text:style-name="P2">empty_content_id</text:p>
          <text:p text:style-name="P2">head_pt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66cm" svg:y1="7.731cm" svg:x2="12.303cm" svg:y2="5.445cm">
          <text:p/>
        </draw:line>
        <draw:custom-shape draw:style-name="gr4" draw:text-style-name="P1" draw:layer="layout" svg:width="5.715cm" svg:height="3.175cm" svg:x="12.303cm" svg:y="9.509cm">
          <text:p text:style-name="P1"><text:span text:style-name="T1">content_q_elem</text:span></text:p>
          <text:p text:style-name="P2">content_id</text:p>
          <text:p text:style-name="P2">next_pt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7.35cm" svg:x2="13.7cm" svg:y2="9.509cm">
          <text:p/>
        </draw:line>
        <draw:custom-shape draw:style-name="gr5" draw:text-style-name="P1" draw:layer="layout" svg:width="4.699cm" svg:height="5.207cm" svg:x="5.699cm" svg:y="9.89cm">
          <text:p text:style-name="P1"><text:span text:style-name="T1">content</text:span></text:p>
          <text:p text:style-name="P2">play_count</text:p>
          <text:p text:style-name="P2">date_added</text:p>
          <text:p text:style-name="P2">expires</text:p>
          <text:p text:style-name="P2">play_max</text:p>
          <text:p text:style-name="P2">is_permanent</text:p>
          <text:p text:style-name="P2">us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303cm" svg:y1="11.16cm" svg:x2="9.382cm" svg:y2="10.398cm">
          <text:p/>
        </draw:line>
        <draw:polyline draw:style-name="gr3" draw:text-style-name="P1" draw:layer="layout" svg:width="4.038cm" svg:height="4.492cm" draw:transform="rotate (-0.72658056760524) translate (17.3732197573296cm 7.94818361168787cm)" svg:viewBox="0 0 4039 4493" draw:points="1118,4493 4039,3765 3301,1023 1202,0 0,2088">
          <text:p/>
        </draw:polyline>
        <draw:custom-shape draw:style-name="gr6" draw:text-style-name="P1" draw:layer="layout" svg:width="2.032cm" svg:height="1.27cm" svg:x="2.27cm" svg:y="10.017cm">
          <text:p text:style-name="P1">us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26cm" svg:y1="14.716cm" svg:x2="3.794cm" svg:y2="11.287cm">
          <text:p/>
        </draw:line>
        <draw:frame draw:style-name="gr7" draw:layer="layout" svg:width="5.468cm" svg:height="0.962cm" svg:x="2.524cm" svg:y="16.748cm">
          <draw:text-box>
            <text:p>Content example:</text:p>
          </draw:text-box>
        </draw:frame>
        <draw:frame draw:style-name="gr8" draw:layer="layout" svg:width="6.916cm" svg:height="2.384cm" svg:x="7.731cm" svg:y="16.777cm">
          <draw:text-box>
            <text:p>15 minute segment</text:p>
            <text:p>Station ID (permanent)</text:p>
            <text:p>Advertisement</text:p>
          </draw:text-box>
        </draw:frame>
        <draw:frame draw:style-name="gr9" draw:layer="layout" svg:width="5.785cm" svg:height="0.962cm" svg:x="1.819cm" svg:y="20.104cm">
          <draw:text-box>
            <text:p>Segment example:</text:p>
          </draw:text-box>
        </draw:frame>
        <draw:frame draw:style-name="gr10" draw:layer="layout" svg:width="4.376cm" svg:height="0.962cm" svg:x="7.35cm" svg:y="20.231cm">
          <draw:text-box>
            <text:p>12:02 – 12:13</text:p>
          </draw:text-box>
        </draw:frame>
        <draw:g>
          <draw:custom-shape draw:style-name="gr11" draw:text-style-name="P1" draw:layer="layout" svg:width="3.302cm" svg:height="2.54cm" svg:x="11.678cm" svg:y="20.304cm">
            <text:p text:style-name="P1">Joe Talks</text:p>
            <text:p text:style-name="P1">Bob talks</text:p>
            <text:p text:style-name="P1">Fred Talks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1.678cm" svg:y1="21.193cm" svg:x2="14.98cm" svg:y2="21.193cm">
            <text:p/>
          </draw:line>
          <draw:line draw:style-name="gr12" draw:text-style-name="P1" draw:layer="layout" svg:x1="11.678cm" svg:y1="21.955cm" svg:x2="14.98cm" svg:y2="21.955cm">
            <text:p/>
          </draw:line>
        </draw:g>
        <draw:frame draw:style-name="gr13" draw:layer="layout" svg:width="5.083cm" svg:height="1.673cm" svg:x="11.705cm" svg:y="23.025cm">
          <draw:text-box>
            <text:p>Empty:</text:p>
            <text:p>“Elevator music”</text:p>
          </draw:text-box>
        </draw:frame>
        <draw:line draw:style-name="gr12" draw:text-style-name="P1" draw:layer="layout" svg:x1="15.234cm" svg:y1="20.304cm" svg:x2="15.996cm" svg:y2="21.574cm">
          <text:p/>
        </draw:line>
        <draw:line draw:style-name="gr12" draw:text-style-name="P1" draw:layer="layout" svg:x1="15.234cm" svg:y1="22.844cm" svg:x2="15.996cm" svg:y2="21.574cm">
          <text:p/>
        </draw:line>
        <draw:frame draw:style-name="gr14" draw:text-style-name="P4" draw:layer="layout" svg:width="3.927cm" svg:height="2.147cm" svg:x="15.869cm" svg:y="20.57cm">
          <draw:text-box>
            <text:p><text:span text:style-name="T3">Each expires after</text:span></text:p>
            <text:p><text:span text:style-name="T3">1 play, can be</text:span></text:p>
            <text:p><text:span text:style-name="T3">renewed within</text:span></text:p>
            <text:p><text:span text:style-name="T3">24 hou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21:12:19.432000000</meta:creation-date>
    <dc:date>2014-12-16T21:35:47.932000000</dc:date>
    <meta:editing-duration>PT21M33S</meta:editing-duration>
    <meta:editing-cycles>10</meta:editing-cycles>
    <meta:generator>LibreOffice/4.3.4.1$Windows_x86 LibreOffice_project/bc356b2f991740509f321d70e4512a6a54c5f243</meta:generator>
    <meta:document-statistic meta:object-count="22"/>
  </office:meta>
</office:document-meta>
</file>